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iteration</text:p>
          </table:table-cell>
          <table:table-cell office:value-type="string" calcext:value-type="string">
            <text:p>xi</text:p>
          </table:table-cell>
          <table:table-cell table:style-name="Default" office:value-type="string" calcext:value-type="string">
            <text:p>f(xi)</text:p>
          </table:table-cell>
          <table:table-cell table:style-name="Default" office:value-type="string" calcext:value-type="string">
            <text:p>f’(xi)</text:p>
          </table:table-cell>
          <table:table-cell office:value-type="string" calcext:value-type="string">
            <text:p>Ea(%)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formula="of:=-2.5*(([.C3])^4)+15*(([.C3])^3)-16*(([.C3])^2)" office:value-type="float" office:value="-1019.28125" calcext:value-type="float">
            <text:p>-1019.28125</text:p>
          </table:table-cell>
          <table:table-cell table:formula="of:=-2.5*4*(([.C3])^3)+15*3*(([.C3])^2)-16*2*([.C3])" office:value-type="float" office:value="-1053" calcext:value-type="float">
            <text:p>-105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table:formula="of:=[.C3]-([.D3]/[.E3])" office:value-type="float" office:value="5.53202160493827" calcext:value-type="float">
            <text:p>5.53202160493827</text:p>
          </table:table-cell>
          <table:table-cell table:formula="of:=-2.5*(([.C4])^4)+15*(([.C4])^3)-16*(([.C4])^2)" office:value-type="float" office:value="-291.58279538048" calcext:value-type="float">
            <text:p>-291.58279538048</text:p>
          </table:table-cell>
          <table:table-cell table:formula="of:=-2.5*4*(([.C4])^3)+15*3*(([.C4])^2)-16*2*([.C4])" office:value-type="float" office:value="-492.856977721152" calcext:value-type="float">
            <text:p>-492.856977721152</text:p>
          </table:table-cell>
          <table:table-cell table:formula="of:=ABS(([.C4]-[.C3])/[.C4])*100" office:value-type="float" office:value="17.4977334542158" calcext:value-type="float">
            <text:p>17.497733454215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table:formula="of:=[.C4]-([.D4]/[.E4])" office:value-type="float" office:value="4.94040414072241" calcext:value-type="float">
            <text:p>4.94040414072241</text:p>
          </table:table-cell>
          <table:table-cell table:formula="of:=-2.5*(([.C5])^4)+15*(([.C5])^3)-16*(([.C5])^2)" office:value-type="float" office:value="-71.0973800097937" calcext:value-type="float">
            <text:p>-71.0973800097937</text:p>
          </table:table-cell>
          <table:table-cell table:formula="of:=-2.5*4*(([.C5])^3)+15*3*(([.C5])^2)-16*2*([.C5])" office:value-type="float" office:value="-265.584983050225" calcext:value-type="float">
            <text:p>-265.584983050225</text:p>
          </table:table-cell>
          <table:table-cell table:formula="of:=ABS(([.C5]-[.C4])/[.C5])*100" office:value-type="float" office:value="11.9750823488167" calcext:value-type="float">
            <text:p>11.97508234881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table:formula="of:=[.C5]-([.D5]/[.E5])" office:value-type="float" office:value="4.67270308626803" calcext:value-type="float">
            <text:p>4.67270308626803</text:p>
          </table:table-cell>
          <table:table-cell table:formula="of:=-2.5*(([.C6])^4)+15*(([.C6])^3)-16*(([.C6])^2)" office:value-type="float" office:value="-10.8043918051744" calcext:value-type="float">
            <text:p>-10.8043918051744</text:p>
          </table:table-cell>
          <table:table-cell table:formula="of:=-2.5*4*(([.C6])^3)+15*3*(([.C6])^2)-16*2*([.C6])" office:value-type="float" office:value="-187.234756807784" calcext:value-type="float">
            <text:p>-187.234756807784</text:p>
          </table:table-cell>
          <table:table-cell table:formula="of:=ABS(([.C6]-[.C5])/[.C6])*100" office:value-type="float" office:value="5.72904054702492" calcext:value-type="float">
            <text:p>5.7290405470249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table:formula="of:=[.C6]-([.D6]/[.E6])" office:value-type="float" office:value="4.61499803198548" calcext:value-type="float">
            <text:p>4.61499803198548</text:p>
          </table:table-cell>
          <table:table-cell table:formula="of:=-2.5*(([.C7])^4)+15*(([.C7])^3)-16*(([.C7])^2)" office:value-type="float" office:value="-0.437605913174139" calcext:value-type="float">
            <text:p>-0.437605913174139</text:p>
          </table:table-cell>
          <table:table-cell table:formula="of:=-2.5*4*(([.C7])^3)+15*3*(([.C7])^2)-16*2*([.C7])" office:value-type="float" office:value="-172.172455732246" calcext:value-type="float">
            <text:p>-172.172455732246</text:p>
          </table:table-cell>
          <table:table-cell table:formula="of:=ABS(([.C7]-[.C6])/[.C7])*100" office:value-type="float" office:value="1.25038090769739" calcext:value-type="float">
            <text:p>1.2503809076973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table:formula="of:=[.C7]-([.D7]/[.E7])" office:value-type="float" office:value="4.61245635996649" calcext:value-type="float">
            <text:p>4.61245635996649</text:p>
          </table:table-cell>
          <table:table-cell table:formula="of:=-2.5*(([.C8])^4)+15*(([.C8])^3)-16*(([.C8])^2)" office:value-type="float" office:value="-0.0008250773051941" calcext:value-type="float">
            <text:p>-0.0008250773051941</text:p>
          </table:table-cell>
          <table:table-cell table:formula="of:=-2.5*4*(([.C8])^3)+15*3*(([.C8])^2)-16*2*([.C8])" office:value-type="float" office:value="-171.523417090966" calcext:value-type="float">
            <text:p>-171.523417090966</text:p>
          </table:table-cell>
          <table:table-cell table:formula="of:=ABS(([.C8]-[.C7])/[.C8])*100" office:value-type="float" office:value="0.0551045217694168" calcext:value-type="float">
            <text:p>0.055104521769416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table:formula="of:=[.C8]-([.D8]/[.E8])" office:value-type="float" office:value="4.61245154967692" calcext:value-type="float">
            <text:p>4.61245154967692</text:p>
          </table:table-cell>
          <table:table-cell table:formula="of:=-2.5*(([.C9])^4)+15*(([.C9])^3)-16*(([.C9])^2)" office:value-type="float" office:value="-0.00000000295159452434746" calcext:value-type="float">
            <text:p>-2.95159452434746E-09</text:p>
          </table:table-cell>
          <table:table-cell table:formula="of:=-2.5*4*(([.C9])^3)+15*3*(([.C9])^2)-16*2*([.C9])" office:value-type="float" office:value="-171.522189884653" calcext:value-type="float">
            <text:p>-171.522189884653</text:p>
          </table:table-cell>
          <table:table-cell table:formula="of:=ABS(([.C9]-[.C8])/[.C9])*100" office:value-type="float" office:value="0.000104289216347192" calcext:value-type="float">
            <text:p>0.000104289216347192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-2.5*(x)^4+15*(x)^3-16*(x)^2=0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02:20:30.587162981</meta:creation-date>
    <dc:date>2024-12-03T02:28:47.453454444</dc:date>
    <meta:editing-duration>PT8M11S</meta:editing-duration>
    <meta:editing-cycles>12</meta:editing-cycles>
    <meta:generator>LibreOffice/24.2.6.2$Linux_X86_64 LibreOffice_project/420$Build-2</meta:generator>
    <meta:document-statistic meta:table-count="1" meta:cell-count="40" meta:object-count="0"/>
  </office:meta>
</office:document-meta>
</file>